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fo:min-height="2.464cm" loext:decorative="false"/>
      <style:paragraph-properties style:writing-mode="lr-tb"/>
    </style:style>
    <style:style style:name="gr3" style:family="graphic" style:parent-style-name="standard">
      <style:graphic-properties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822cm" loext:decorative="false"/>
      <style:paragraph-properties style:writing-mode="lr-tb"/>
    </style:style>
    <style:style style:name="gr6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9" style:family="graphic" style:parent-style-name="standard">
      <style:graphic-properties draw:auto-grow-height="true" draw:auto-grow-width="false" fo:max-height="0cm" fo:min-height="1.134cm" loext:decorative="false"/>
      <style:paragraph-properties style:writing-mode="lr-tb"/>
    </style:style>
    <style:style style:name="gr10" style:family="graphic" style:parent-style-name="standard">
      <style:graphic-properties draw:fill="none" draw:textarea-vertical-align="middle" loext:decorative="false"/>
    </style:style>
    <style:style style:name="gr11" style:family="graphic" style:parent-style-name="standard">
      <style:graphic-properties draw:stroke="dash" svg:stroke-color="#fe7f00" draw:fill="none" draw:fill-color="#ffffff" draw:auto-grow-height="true" draw:auto-grow-width="false" fo:min-height="1.746cm" loext:decorative="false"/>
      <style:paragraph-properties style:writing-mode="lr-tb"/>
    </style:style>
    <style:style style:name="gr12" style:family="graphic" style:parent-style-name="standard">
      <style:graphic-properties draw:stroke="dash" svg:stroke-color="#fe7f00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953cm" loext:decorative="false"/>
      <style:paragraph-properties style:writing-mode="lr-tb"/>
    </style:style>
    <style:style style:name="gr1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5" style:family="graphic" style:parent-style-name="objectwithoutfill">
      <style:graphic-properties draw:fill="none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45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2cm" loext:decorative="false"/>
      <style:paragraph-properties style:writing-mode="lr-tb"/>
    </style:style>
    <style:style style:name="gr18" style:family="graphic" style:parent-style-name="objectwithoutfill">
      <style:graphic-properties draw:textarea-vertical-align="middle" loext:decorative="false"/>
    </style:style>
    <style:style style:name="gr19" style:family="graphic" style:parent-style-name="standard">
      <style:graphic-properties draw:auto-grow-height="true" draw:auto-grow-width="false" fo:min-height="2.645cm" fo:min-width="0cm" loext:decorative="false"/>
      <style:paragraph-properties style:writing-mode="lr-tb"/>
    </style:style>
    <style:style style:name="gr20" style:family="graphic" style:parent-style-name="objectwithoutfill">
      <style:graphic-properties draw:marker-end="Arrowheads_20_3" draw:fill="none" draw:textarea-vertical-align="middle" loext:decorative="false"/>
    </style:style>
    <style:style style:name="gr21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ax-height="0cm" fo:min-height="0.987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5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2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10.767cm" loext:decorative="false"/>
      <style:paragraph-properties style:writing-mode="lr-tb"/>
    </style:style>
    <style:style style:name="gr27" style:family="graphic" style:parent-style-name="standard">
      <style:graphic-properties fo:min-height="1.643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462cm" fo:min-width="9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1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3.626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outline1">
      <style:graphic-properties draw:textarea-horizontal-align="right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5.7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1.318cm" loext:decorative="false"/>
      <style:paragraph-properties style:writing-mode="lr-tb"/>
    </style:style>
    <style:style style:name="pr8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9" style:family="presentation" style:parent-style-name="Default-title">
      <style:graphic-properties fo:min-height="2.635cm" loext:decorative="false"/>
      <style:paragraph-properties style:writing-mode="lr-tb"/>
    </style:style>
    <style:style style:name="pr10" style:family="presentation" style:parent-style-name="Default-outline1">
      <style:graphic-properties loext:decorative="false"/>
      <style:paragraph-properties style:writing-mode="lr-tb"/>
    </style:style>
    <style:style style:name="P1" style:family="paragraph">
      <style:paragraph-properties fo:margin-top="1.5cm" fo:margin-bottom="0cm" fo:line-height="115%"/>
    </style:style>
    <style:style style:name="P2" style:family="paragraph">
      <style:paragraph-properties fo:margin-top="2.5cm" fo:margin-bottom="0cm" fo:line-height="115%"/>
    </style:style>
    <style:style style:name="P3" style:family="paragraph">
      <style:paragraph-properties fo:margin-top="2cm" fo:margin-bottom="0cm" fo:line-height="115%"/>
    </style:style>
    <style:style style:name="P4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P14" style:family="paragraph">
      <loext:graphic-properties draw:fill="none" draw:fill-color="#ffffff"/>
      <style:text-properties fo:color="#fe7f00" loext:opacity="100%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18" style:family="paragraph">
      <style:text-properties fo:font-size="20pt"/>
    </style:style>
    <style:style style:name="P19" style:family="paragraph">
      <loext:graphic-properties draw:fill="none" draw:fill-color="#ffffff"/>
      <style:text-properties fo:font-size="20pt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style:paragraph-properties fo:margin-left="0cm" fo:margin-right="0cm" fo:margin-top="0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language="pt" fo:country="BR"/>
    </style:style>
    <style:style style:name="T2" style:family="text">
      <style:text-properties fo:color="#004f9e" loext:opacity="100%" fo:font-size="44pt" fo:language="pt" fo:country="BR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c9211e" loext:opacity="100%"/>
    </style:style>
    <style:style style:name="T6" style:family="text">
      <style:text-properties fo:color="#fe7f00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ff0000" loext:opacity="100%" style:text-position="33% 58%"/>
    </style:style>
    <style:style style:name="T9" style:family="text">
      <style:text-properties fo:color="#7f00fe" loext:opacity="100%"/>
    </style:style>
    <style:style style:name="T10" style:family="text">
      <style:text-properties fo:color="#ff0000" loext:opacity="100%" style:text-position="super 58%"/>
    </style:style>
    <style:style style:name="T11" style:family="text">
      <style:text-properties fo:color="#ff00ff" loext:opacity="100%"/>
    </style:style>
    <style:style style:name="T12" style:family="text">
      <style:text-properties fo:color="#e300e3" loext:opacity="100%"/>
    </style:style>
    <style:style style:name="T13" style:family="text">
      <style:text-properties fo:color="#b4b400" loext:opacity="100%"/>
    </style:style>
    <style:style style:name="T14" style:family="text">
      <style:text-properties fo:color="#e47200" loext:opacity="100%"/>
    </style:style>
    <style:style style:name="T15" style:family="text">
      <style:text-properties fo:color="#00dc00" loext:opacity="100%"/>
    </style:style>
    <style:style style:name="T16" style:family="text">
      <style:text-properties fo:color="#007ffe" loext:opacity="100%"/>
    </style:style>
    <style:style style:name="T17" style:family="text">
      <style:text-properties fo:color="#00b000" loext:opacity="100%"/>
    </style:style>
    <style:style style:name="T18" style:family="text">
      <style:text-properties fo:color="#ff0000" loext:opacity="100%"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0000" loext:opacity="100%" style:text-position="super 58%" fo:font-weight="normal" style:font-weight-asian="normal" style:font-weight-complex="normal"/>
    </style:style>
    <style:style style:name="T22" style:family="text">
      <style:text-properties style:text-position="sub 58%"/>
    </style:style>
    <style:style style:name="T23" style:family="text">
      <style:text-properties fo:font-size="18pt"/>
    </style:style>
    <style:style style:name="T24" style:family="text">
      <style:text-properties fo:color="#caca00" loext:opacity="100%"/>
    </style:style>
    <style:style style:name="T25" style:family="text">
      <style:text-properties fo:color="#ff0000" loext:opacity="100%" style:text-position="sub 58%" fo:font-weight="normal" style:font-weight-asian="normal" style:font-weight-complex="normal"/>
    </style:style>
    <style:style style:name="T26" style:family="text">
      <style:text-properties fo:color="#00e472" loext:opacity="100%"/>
    </style:style>
    <style:style style:name="T27" style:family="text">
      <style:text-properties fo:color="#ff0000" loext:opacity="100%" fo:font-size="28pt" style:font-size-asian="28pt" style:font-size-complex="28pt"/>
    </style:style>
    <style:style style:name="T28" style:family="text">
      <style:text-properties fo:color="#ff0000" loext:opacity="100%" fo:font-size="24pt" style:font-size-asian="22pt" style:font-size-complex="22pt"/>
    </style:style>
    <style:style style:name="T29" style:family="text">
      <style:text-properties style:text-position="-8% 58%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e7f00" loext:opacity="100%"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62c4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c009c" loext:opacity="100%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28pt" style:font-size-asian="28pt" style:font-size-complex="28pt"/>
    </style:style>
    <style:style style:name="T35" style:family="text">
      <style:text-properties fo:font-size="28pt" style:font-size-asian="28pt" style:font-size-complex="28pt" style:text-overline-style="solid" style:text-overline-width="auto" style:text-overline-color="font-color"/>
    </style:style>
    <style:style style:name="T36" style:family="text">
      <style:text-properties style:text-overline-style="solid" style:text-overline-width="auto" style:text-overline-color="font-color"/>
    </style:style>
    <style:style style:name="T37" style:family="text">
      <style:text-properties fo:color="#ff0000" loext:opacity="100%" style:text-position="-8% 58%"/>
    </style:style>
    <style:style style:name="T38" style:family="text">
      <style:text-properties fo:color="#ff0000" loext:opacity="100%" fo:font-weight="bold" style:font-weight-asian="bold" style:font-weight-complex="bold"/>
    </style:style>
    <style:style style:name="T39" style:family="text">
      <style:text-properties fo:color="#7f00fe" loext:opacity="100%"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color="#ff0000" loext:opacity="100%" style:text-underline-style="solid" style:text-underline-width="auto" style:text-underline-color="font-color"/>
    </style:style>
    <style:style style:name="T42" style:family="text">
      <style:text-properties fo:color="#dc0000" loext:opacity="100%"/>
    </style:style>
    <style:style style:name="T43" style:family="text">
      <style:text-properties style:text-position="33% 58%"/>
    </style:style>
    <style:style style:name="T44" style:family="text">
      <style:text-properties fo:color="#00caca" loext:opacity="100%"/>
    </style:style>
    <style:style style:name="T45" style:family="text">
      <style:text-properties fo:color="#c46200" loext:opacity="100%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4" draw:layer="layout" svg:width="26.5cm" svg:height="18.1cm" svg:x="1cm" svg:y="2.4cm" presentation:class="outline" presentation:user-transformed="true">
          <draw:text-box>
            <text:p text:style-name="P1"><text:span text:style-name="T1">Linguagens Formais e Autômatos</text:span></text:p>
            <text:p text:style-name="P2"><text:span text:style-name="T2">Máquinas de Turing e Recursividade</text:span></text:p>
            <text:p text:style-name="P3"><text:span text:style-name="T1">Eduardo Furlan Miranda</text:span></text:p>
          </draw:text-box>
        </draw:frame>
        <draw:frame presentation:style-name="pr2" draw:text-style-name="P6" draw:layer="layout" svg:width="20.444cm" svg:height="3cm" svg:x="6.056cm" svg:y="17.5cm" presentation:class="outline" presentation:user-transformed="true">
          <draw:text-box>
            <text:p text:style-name="P5"><text:span text:style-name="T3">Baseado em: GARCIA, A. de V.; HAEUSLER, E. H. Linguagens Formais e Autômatos. Londrina: EDA, 2017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Máquina de Turing (MT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00: desafio intelectual do programa de Hilbert</text:p>
                <text:list>
                  <text:list-item>
                    <text:p>Provar a consistência e decidibilidade da matemática</text:p>
                    <text:list>
                      <text:list-item>
                        <text:p>Necessidade de formalizar operações efetivas sobre objetos concretos (números naturais)</text:p>
                        <text:list>
                          <text:list-item>
                            <text:p>Tentativa de encontrar um conjunto completo e consistente de axiomas para toda a matemática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1931: prova da indecidibilidade, por Gödel</text:p>
                <text:list>
                  <text:list-item>
                    <text:p>Existência de enunciados matemáticos indecidíveis</text:p>
                  </text:list-item>
                </text:list>
              </text:list-item>
              <text:list-item>
                <text:p>1936: cálculo-λ, por Church</text:p>
                <text:list>
                  <text:list-item>
                    <text:p>Conceito de funções anônimas (funções sem nome)</text:p>
                    <text:list>
                      <text:list-item>
                        <text:p>Equivalente à MT em termos de capacidade computacional</text:p>
                        <text:list>
                          <text:list-item>
                            <text:p>Influenciou linguagens de programação funcionais, como Lisp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1937: MT, por Turing</text:p>
                <text:list>
                  <text:list-item>
                    <text:p>Modelo matemático (teórico) para estudar números computáveis</text:p>
                  </text:list-item>
                  <text:list-item>
                    <text:p>Conceito de "máquinas automáticas"</text:p>
                    <text:list>
                      <text:list-item>
                        <text:p>Uma máquina com uma fita para leitura e escrita de caracteres, e</text:p>
                      </text:list-item>
                      <text:list-item>
                        <text:p>Uma memória de estados finita</text:p>
                      </text:list-item>
                    </text:list>
                  </text:list-item>
                  <text:list-item>
                    <text:p>Equivalência com o conceito de computável de Chur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Tese de Church-Turing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alquer função que pode ser calculada por um procedimento efetivo (ou algoritmo), pode ser calculada por uma MT</text:p>
              </text:list-item>
              <text:list-item>
                <text:p>A MT se torna um modelo fundamental para a teoria da computação</text:p>
              </text:list-item>
              <text:list-item>
                <text:p>Influenciando o desenvolvimento de computadores e linguagens de programação</text:p>
              </text:list-item>
            </text:list>
          </draw:text-box>
        </draw:frame>
        <draw:frame draw:style-name="gr2" draw:layer="layout" svg:width="18.588cm" svg:height="2.714cm" svg:x="8.412cm" svg:y="17.846cm">
          <draw:text-box>
            <text:list text:style-name="L2">
              <text:list-item>
                <text:p>Tese = “funciona” . Amplamente aceito, porém não é uma verdade matemática no mesmo sentido de um teorem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Computabilidad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É natural e não possui uma definição definitiva</text:p>
                <text:list>
                  <text:list-item>
                    <text:p>Similar a outros conceitos fundamentais como tempo, espaço, movimento, força e vida</text:p>
                  </text:list-item>
                </text:list>
              </text:list-item>
              <text:list-item>
                <text:p>“Computação” é tanto “Ciência”, quanto “Física” ou “Biologia”</text:p>
                <text:list>
                  <text:list-item>
                    <text:p>Sujeita a construção de teorias potencialmente refutáveis</text:p>
                  </text:list-item>
                </text:list>
              </text:list-item>
              <text:list-item>
                <text:p>A busca por um modelo formal do que é computável culminou na Tese de Church-Turing</text:p>
                <text:list>
                  <text:list-item>
                    <text:p>Estabelecendo um fundamento sólido para a teoria da computação</text:p>
                    <text:list>
                      <text:list-item>
                        <text:p>E mostrando a intersecção entre matemática e ciência empíric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14.996cm" svg:height="1.945cm" svg:x="12.124cm" svg:y="18.555cm">
          <draw:text-box>
            <text:p>Se baseia em observações, experimentações e experiências diretas</text:p>
          </draw:text-box>
        </draw:frame>
        <draw:line draw:style-name="gr4" draw:text-style-name="P10" draw:layer="layout" svg:x1="20.638cm" svg:y1="18.277cm" svg:x2="21.167cm" svg:y2="17.21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Parada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roblema da Parada (<text:span text:style-name="T4">Halting Problem</text:span>)</text:p>
                <text:list>
                  <text:list-item>
                    <text:p>Turing provou a indecidibilidade do <text:span text:style-name="T5">problema da parada</text:span></text:p>
                    <text:list>
                      <text:list-item>
                        <text:p>Questiona se existe um algoritmo que pode determinar se um programa de computador, dada uma entrada específica</text:p>
                        <text:list>
                          <text:list-item>
                            <text:p>Eventualmente irá <text:span text:style-name="T6">parar</text:span> (terminar)</text:p>
                          </text:list-item>
                          <text:list-item>
                            <text:p>Ou continuará a rodar indefinidamen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s trabalhos de Turing e Church:</text:p>
                <text:list>
                  <text:list-item>
                    <text:p>Não existe um processo algorítmico geral para determinar a veracidade de proposições matemáticas</text:p>
                    <text:list>
                      <text:list-item>
                        <text:p>Mostra as limitações de sistemas formais e de algoritm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5.509cm" svg:height="1.072cm" svg:x="11.723cm" svg:y="19.294cm">
          <draw:text-box>
            <text:p text:style-name="P5">para = chega a um estado de aceitação</text:p>
          </draw:text-box>
        </draw:frame>
        <draw:line draw:style-name="gr6" draw:text-style-name="P10" draw:layer="layout" svg:x1="13.392cm" svg:y1="19.294cm" svg:x2="11.275cm" svg:y2="10.135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 Universal (MTU)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Turing é quem de fato demonstra matematicamente que é possível construir uma máquina programável</text:p>
                <text:list>
                  <text:list-item>
                    <text:p>Que lê programas e os executa</text:p>
                  </text:list-item>
                  <text:list-item>
                    <text:p>Antes dos primeiros computadores</text:p>
                  </text:list-item>
                </text:list>
              </text:list-item>
              <text:list-item>
                <text:p>Cada MT realiza uma só tarefa</text:p>
              </text:list-item>
              <text:list-item>
                <text:p>MT Universal (MTU)</text:p>
                <text:list>
                  <text:list-item>
                    <text:p>Capaz de simular qualquer outra MT</text:p>
                    <text:list>
                      <text:list-item>
                        <text:p>Ilustra o conceito de um interpretador de linguagem de programa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9">MT e linguagens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Cada MT aceita uma única linguagem</text:p>
                <text:list>
                  <text:list-item>
                    <text:p>Existe um mapeamento entre a MT e a linguagem que ela aceita</text:p>
                  </text:list-item>
                </text:list>
              </text:list-item>
              <text:list-item>
                <text:p>É possível definir uma quantidade infinita de MTs que aceitam a mesma linguagem, ao adicionar instruções inúteis que nunca serão executadas</text:p>
              </text:list-item>
              <text:list-item>
                <text:p>Quando uma MT nunca <text:span text:style-name="T6">para</text:span>, independentemente da cadeia de entrada, ou seja,</text:p>
                <text:list>
                  <text:list-item>
                    <text:p>não consegue aceitar nenhuma cadeia de símbolos,</text:p>
                    <text:list>
                      <text:list-item>
                        <text:p>dizemos que ela reconhece a linguagem vazia porque não possui nenhuma cadei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11" draw:layer="layout" svg:width="15.509cm" svg:height="1.072cm" svg:x="11.724cm" svg:y="19.294cm">
          <draw:text-box>
            <text:p text:style-name="P5">para = chega a um estado de aceitação</text:p>
          </draw:text-box>
        </draw:frame>
        <draw:line draw:style-name="gr7" draw:text-style-name="P10" draw:layer="layout" svg:x1="13.351cm" svg:y1="19.294cm" svg:x2="11.967cm" svg:y2="12.903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Linguagens e limitações de uma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<text:span text:style-name="T7">Máquina que aceita Σ</text:span><text:span text:style-name="T8">*</text:span> : <text:s/>é a máquina que <text:span text:style-name="T6">para</text:span> em um <text:span text:style-name="T9">estado final</text:span>, para todas as cadeias em <text:span text:style-name="T7">Σ</text:span><text:span text:style-name="T10">*</text:span></text:p>
              </text:list-item>
              <text:list-item>
                <text:p><text:span text:style-name="T7">Σ</text:span><text:span text:style-name="T8">*</text:span> representa o conjunto de todas as possíveis cadeias que podem ser formadas usando os símbolos do alfabeto de entrada da máquina <text:span text:style-name="T7">Σ</text:span> , incluindo a cadeia vazia (<text:span text:style-name="T7">ε</text:span>)</text:p>
              </text:list-item>
              <text:list-item>
                <text:p>Toda MT define uma linguagem, e existem infinitas máquinas que definem a mesma linguagem</text:p>
                <text:list>
                  <text:list-item>
                    <text:p>O inverso não é verdadeiro</text:p>
                  </text:list-item>
                </text:list>
              </text:list-item>
              <text:list-item>
                <text:p>Existem muito mais linguagens não aceitas por MT,</text:p>
                <text:list>
                  <text:list-item>
                    <text:p>do que linguagens acei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Capacidade de uma linguagem ser decidida por uma MT que <text:span text:style-name="T11">sempre</text:span> <text:span text:style-name="T6">para</text:span></text:p>
                <text:list>
                  <text:list-item>
                    <text:p>retornando "sim" para cadeias que pertencem à linguagem</text:p>
                  </text:list-item>
                  <text:list-item>
                    <text:p>e "não" para as que não pertencem</text:p>
                  </text:list-item>
                </text:list>
              </text:list-item>
              <text:list-item>
                <text:p>Uma linguagem é <text:span text:style-name="T7">recursiva</text:span> se existe uma função característica Turing-computável que mapeia cada cadeia da linguagem em 1 (se pertence) ou 0 (se não pertence)</text:p>
              </text:list-item>
              <text:list-item>
                <text:p>Essencialmente, uma linguagem é <text:span text:style-name="T7">recursiva</text:span> se existe um algoritmo que </text:p>
                <text:list>
                  <text:list-item>
                    <text:p>sempre consegue determinar se uma dada cadeia faz parte dela ou não</text:p>
                  </text:list-item>
                  <text:list-item>
                    <text:p>o que garante que o processo de decisão sempre termina com uma resposta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15.509cm" svg:height="1.072cm" svg:x="12.091cm" svg:y="2.075cm">
          <draw:text-box>
            <text:p text:style-name="P5">para = chega a um estado de aceitação</text:p>
          </draw:text-box>
        </draw:frame>
        <draw:line draw:style-name="gr8" draw:text-style-name="P10" draw:layer="layout" svg:x1="12.659cm" svg:y1="2.5cm" svg:x2="6.391cm" svg:y2="5.251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Recursiv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<text:span text:style-name="T7">recursividade</text:span> em MTs está relacionada à capacidade de <text:span text:style-name="T11">computação</text:span> e à <text:span text:style-name="T11">decidibilidade</text:span> de problemas, ou seja,</text:p>
                <text:list>
                  <text:list-item>
                    <text:p>a existência de um algoritmo que sempre consegue determinar se uma dada cadeia pertence ou não a uma linguagem</text:p>
                  </text:list-item>
                </text:list>
              </text:list-item>
              <text:list-item>
                <text:p>Em linguagens de programação o conceito de recursividade é aplicado em um nível de abstração diferente</text:p>
                <text:list>
                  <text:list-item>
                    <text:p>O termo "<text:span text:style-name="T7">recursividade</text:span>" é uma técnica utilizada onde uma função chama a si mesma repetidamente</text:p>
                  </text:list-item>
                </text:list>
              </text:list-item>
              <text:list-item>
                <text:p>A recursividade em linguagens de programação é uma técnica prática para implementar algoritmos, enquanto na MT refere-se à capacidade fundamental de computar esses mesmos problema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 text:style-name="P9">Decidível e semidecidível 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Linguagem <text:span text:style-name="T9">recursivamente enumerável (RE)</text:span> (<text:span text:style-name="T7">semidecidível</text:span>)</text:p>
                <text:list>
                  <text:list-item>
                    <text:p>É aquela para a qual existe uma MT que aceita todas as cadeias da linguagem</text:p>
                    <text:list>
                      <text:list-item>
                        <text:p>mas pode não rejeitar cadeias <text:span text:style-name="T12">fora da linguagem</text:span></text:p>
                        <text:list>
                          <text:list-item>
                            <text:p><text:span text:style-name="T7">Pode não </text:span><text:span text:style-name="T13">para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nguagem <text:span text:style-name="T14">recursiva</text:span> (<text:span text:style-name="T7">decidível</text:span>)</text:p>
                <text:list>
                  <text:list-item>
                    <text:p>É um subconjunto das linguagens <text:s/><text:span text:style-name="T9">RE </text:span>, onde a <text:span text:style-name="T15">MT</text:span> <text:span text:style-name="T7">sempre para</text:span> e decide corretamente se uma cadeia pertence ou não à linguagem</text:p>
                    <text:list>
                      <text:list-item>
                        <text:p><text:span text:style-name="T7">Sempre </text:span><text:span text:style-name="T13">para</text:span><text:span text:style-name="T7"> , e </text:span><text:span text:style-name="T16">aceita</text:span><text:span text:style-name="T7"> ou </text:span><text:span text:style-name="T17">rejeit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6.5cm" svg:height="1.318cm" svg:x="1cm" svg:y="0.841cm" presentation:class="title" presentation:user-transformed="true">
          <draw:text-box>
            <text:p>Recursivamente Enumerável (<text:span text:style-name="T9">RE</text:span>)</text:p>
          </draw:text-box>
        </draw:frame>
        <draw:frame presentation:style-name="pr1" draw:layer="layout" svg:width="26cm" svg:height="15.75cm" svg:x="1cm" svg:y="4.75cm" presentation:class="outline" presentation:user-transformed="true">
          <draw:text-box>
            <text:list text:style-name="L1">
              <text:list-item>
                <text:p text:style-name="P13">Uma linguagem <text:s text:c="2"/><text:span text:style-name="T7">L ⊆ Σ</text:span><text:span text:style-name="T10">*</text:span> <text:s text:c="2"/>é <text:s text:c="2"/><text:span text:style-name="T9">RE</text:span><text:span text:style-name="T7"> </text:span><text:s/>se, e somente se, existe uma <text:span text:style-name="T11">MT </text:span><text:s/><text:span text:style-name="T7">M</text:span> , tal que, <text:s/><text:span text:style-name="T7">L(M) = L</text:span></text:p>
                <text:list>
                  <text:list-item>
                    <text:p>Dada uma <text:s/><text:span text:style-name="T7">L</text:span> <text:s/>que é <text:s/><text:span text:style-name="T9">RE </text:span>, então pode-se construir uma MT que aceita exatamente essa linguagem</text:p>
                    <text:list>
                      <text:list-item>
                        <text:p><text:span text:style-name="T18">L</text:span><text:span text:style-name="T19"> </text:span><text:span text:style-name="T20">: conjunto de cadeias formadas por símbolos de um alfabeto</text:span></text:p>
                      </text:list-item>
                      <text:list-item>
                        <text:p><text:span text:style-name="T18">L(M)</text:span><text:span text:style-name="T19"> </text:span>: a linguagem aceita pela MT <text:span text:style-name="T7">M</text:span></text:p>
                        <text:list>
                          <text:list-item>
                            <text:p>Conjunto de todas as cadeias <text:span text:style-name="T7">w</text:span> para as quais a <text:s/>MT <text:span text:style-name="T7">M </text:span>, ao receber <text:span text:style-name="T7">w</text:span> como entrada, <text:span text:style-name="T13">para</text:span> em um estado final</text:p>
                          </text:list-item>
                        </text:list>
                      </text:list-item>
                      <text:list-item>
                        <text:p><text:span text:style-name="T18">L ⊆ Σ</text:span><text:span text:style-name="T21">*</text:span> : a linguagem <text:span text:style-name="T7">L</text:span> é um subconjunto de <text:span text:style-name="T7">Σ</text:span><text:span text:style-name="T10">*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layer="layout" svg:width="13.336cm" svg:height="1.384cm" svg:x="13.664cm" svg:y="19.271cm">
          <draw:text-box>
            <text:p>RE = semidecidível, pode não parar</text:p>
          </draw:text-box>
        </draw:frame>
        <draw:path draw:style-name="gr10" draw:text-style-name="P10" draw:layer="layout" svg:width="8.573cm" svg:height="2.497cm" draw:transform="skewX (0.00139626340159547) rotate (0.0294960643587042) translate (2.67981239266095cm 7.00286014042797cm)" svg:viewBox="0 0 8574 2498" svg:d="M0 2498c8504 1 8574-2498 8574-2498">
          <text:p/>
        </draw:path>
        <draw:path draw:style-name="gr10" draw:text-style-name="P10" draw:layer="layout" svg:width="6.313cm" svg:height="1.532cm" draw:transform="skewX (0.0633554518473941) rotate (0.916472390222222) translate (3.24999999996345cm 10.7499999999681cm)" svg:viewBox="0 0 6314 1533" svg:d="M0 0c3697 0 6314 1533 6314 1533">
          <text:p/>
        </draw:path>
        <draw:path draw:style-name="gr10" draw:text-style-name="P10" draw:layer="layout" svg:width="1.315cm" svg:height="0.749cm" svg:x="15.5cm" svg:y="11cm" svg:viewBox="0 0 1316 750" svg:d="M0 0c1750 0 1250 750 1250 750">
          <text:p/>
        </draw:path>
        <draw:frame draw:style-name="gr11" draw:text-style-name="P14" draw:layer="layout" svg:width="12.951cm" svg:height="1.996cm" svg:x="14.049cm" svg:y="16.386cm">
          <draw:text-box>
            <text:p><text:span text:style-name="T6">a linguagem aceita pela MT M é igual à linguagem L</text:span></text:p>
          </draw:text-box>
        </draw:frame>
        <draw:rect draw:style-name="gr12" draw:text-style-name="P15" draw:layer="layout" svg:width="4.045cm" svg:height="1.13cm" svg:x="7.977cm" svg:y="5.802cm">
          <text:p/>
        </draw:rect>
        <draw:frame draw:style-name="gr13" draw:text-style-name="P16" draw:layer="layout" svg:width="11.82cm" svg:height="1.203cm" svg:x="12.096cm" svg:y="3.161cm">
          <draw:text-box>
            <text:p>sigma estrela</text:p>
          </draw:text-box>
        </draw:frame>
        <draw:line draw:style-name="gr14" draw:text-style-name="P10" draw:layer="layout" svg:x1="12.096cm" svg:y1="3.883cm" svg:x2="11.098cm" svg:y2="4.75cm">
          <text:p/>
        </draw:line>
        <draw:path draw:style-name="gr15" draw:text-style-name="P10" draw:layer="layout" svg:width="6.149cm" svg:height="8.366cm" draw:transform="rotate (-0.313635666583381) translate (12.022cm 6.932cm)" svg:viewBox="0 0 6150 8367" svg:d="M0 0c9939 1 4845 8367 4845 8367">
          <text:p/>
        </draw:path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Codificação de MT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 text:style-name="P17">M0 = <text:s/>00100200_02_0001021</text:p>
                <text:list>
                  <text:list-item>
                    <text:p>001: Número de estados (2: q<text:span text:style-name="T22">0</text:span>, q<text:span text:style-name="T22">aceita</text:span>)</text:p>
                  </text:list-item>
                  <text:list-item>
                    <text:p>002: Número de símbolos do alfabeto de entrada (2: a, b)</text:p>
                  </text:list-item>
                  <text:list-item>
                    <text:p>000: Número de símbolos do alfabeto da fita (3: a, b, caracter)</text:p>
                  </text:list-item>
                  <text:list-item>
                    <text:p>000: Estado inicial (q<text:span text:style-name="T22">0</text:span>)</text:p>
                  </text:list-item>
                  <text:list-item>
                    <text:p>001: Estado de aceitação (q<text:span text:style-name="T22">aceita</text:span>)</text:p>
                  </text:list-item>
                  <text:list-item>
                    <text:p>020001021: Transição única:</text:p>
                    <text:list>
                      <text:list-item>
                        <text:p>02 = q<text:span text:style-name="T22">0</text:span> (estado atual)</text:p>
                      </text:list-item>
                      <text:list-item>
                        <text:p>00 = caracter (símbolo lido)</text:p>
                      </text:list-item>
                      <text:list-item>
                        <text:p>01 = q<text:span text:style-name="T22">aceita</text:span> (próximo estado)</text:p>
                      </text:list-item>
                      <text:list-item>
                        <text:p>02 = caracter (símbolo escrito)</text:p>
                      </text:list-item>
                      <text:list-item>
                        <text:p>1 = R (direção de movimento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19" draw:layer="layout" svg:width="9.009cm" svg:height="4.704cm" svg:x="17.991cm" svg:y="15.346cm">
          <draw:text-box>
            <text:p text:style-name="P18">A ideia é que uma outra MT poderia receber essa cadeia como entrada e simular o comportamento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 text:style-name="P9">MT e linguagens RE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ara demonstrar que uma <text:s/><text:span text:style-name="T7">L</text:span> <text:s/>é <text:s/><text:span text:style-name="T9">RE</text:span> ,</text:p>
                <text:list>
                  <text:list-item>
                    <text:p>basta construir uma MT que a reconheça ,</text:p>
                    <text:list>
                      <text:list-item>
                        <text:p>que <text:span text:style-name="T6">pare</text:span> em um estado de aceitação para as entradas pertencentes à linguagem</text:p>
                        <text:list>
                          <text:list-item>
                            <text:p>não é necessário que a MT sempre <text:span text:style-name="T6">par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ma MT pode reconhecer <text:span text:style-name="T4">strings</text:span> que não são codificações válidas de MTs ,</text:p>
                <text:list>
                  <text:list-item>
                    <text:p>verificando se seguem a sintaxe definida para codificar MTs</text:p>
                    <text:list>
                      <text:list-item>
                        <text:p>Se não obedecer a essa sintaxe (por exemplo, se tiver um formato inválido, símbolos não permitidos ou uma estrutura inconsistente) ,</text:p>
                        <text:list>
                          <text:list-item>
                            <text:p>a MT pode imediatamente rejeitá-la (<text:span text:style-name="T13">parando</text:span> em um estado <text:span text:style-name="T7">não final</text:span>), ou entrar em um estado <text:span text:style-name="T11">de err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7" draw:text-style-name="P20" draw:layer="layout" svg:width="16cm" svg:height="1.822cm" svg:x="11.5cm" svg:y="19.14cm">
          <draw:text-box>
            <text:p><text:span text:style-name="T23">transita para um estado específico que representa a detecção de uma entrada inválida</text:span></text:p>
          </draw:text-box>
        </draw:frame>
        <draw:line draw:style-name="gr18" draw:text-style-name="P15" draw:layer="layout" svg:x1="18.454cm" svg:y1="19.14cm" svg:x2="17.704cm" svg:y2="18.565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Linguagem Paradoxal (<text:span text:style-name="T9">LP</text:span>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da como o conjunto de <text:s/>MTs <text:s/>que não aceitam a si mesmas</text:p>
              </text:list-item>
              <text:list-item>
                <text:p>Formalmente pode ser expressa como<text:line-break/><text:tab/><text:tab/><text:span text:style-name="T24">LP = { M | M é uma MT, e M não aceita M}</text:span></text:p>
              </text:list-item>
              <text:list-item>
                <text:p>Não é <text:s/><text:span text:style-name="T9">RE </text:span>, devido a um <text:span text:style-name="T7">argumento de contradição</text:span></text:p>
                <text:list>
                  <text:list-item>
                    <text:p>Mostra que a existência de uma MT que reconhece a <text:span text:style-name="T9">LP</text:span> leva a uma situação impossível,</text:p>
                    <text:list>
                      <text:list-item>
                        <text:p>onde a MT teria que aceitar e não aceitar sua própria codificação ao mesmo tempo</text:p>
                      </text:list-item>
                    </text:list>
                  </text:list-item>
                  <text:list-item>
                    <text:p>Isso prova que uma tal MT não pode existir e, consequentemente, que a LP <text:span text:style-name="T11">não é</text:span> <text:span text:style-name="T9">recursivamente enumerável</text:span></text:p>
                  </text:list-item>
                </text:list>
              </text:list-item>
            </text:list>
          </draw:text-box>
        </draw:frame>
        <draw:frame draw:style-name="gr19" draw:layer="layout" svg:width="19.053cm" svg:height="2.895cm" svg:x="7.697cm" svg:y="17.928cm">
          <draw:text-box>
            <text:list text:style-name="L2">
              <text:list-item>
                <text:p><text:span text:style-name="T9">RE</text:span> <text:s/>: <text:s/>semidecidível, pode não parar</text:p>
              </text:list-item>
              <text:list-item>
                <text:p>Não é <text:s/><text:span text:style-name="T9">RE</text:span> <text:s/>: <text:s/>não pertence à classe de linguagens que podem ser reconhecidas por uma MT</text:p>
              </text:list-item>
            </text:list>
          </draw:text-box>
        </draw:frame>
        <draw:path draw:style-name="gr20" draw:text-style-name="P10" draw:layer="layout" svg:width="9.651cm" svg:height="0.514cm" draw:transform="rotate (-3.14159265358979) translate (11.16cm 10.857cm)" svg:viewBox="0 0 9652 515" svg:d="M0 515c13486 0 8901-515 8901-515">
          <text:p/>
        </draw:path>
        <draw:rect draw:style-name="gr12" draw:text-style-name="P15" draw:layer="layout" svg:width="10.824cm" svg:height="1.226cm" svg:x="11.16cm" svg:y="9.116cm">
          <text:p/>
        </draw:rect>
        <draw:line draw:style-name="gr21" draw:text-style-name="P10" draw:layer="layout" svg:x1="11.683cm" svg:y1="17.009cm" svg:x2="11.889cm" svg:y2="17.928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4.5cm" svg:height="2cm" svg:x="1cm" svg:y="0.5cm" presentation:class="title">
          <draw:text-box>
            <text:p>Autoaceitação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Uma MT <text:span text:style-name="T7">aceita a si mesma</text:span> se, ao executar com sua própria descrição codificada como entrada, ela atinge o <text:span text:style-name="T12">estado final</text:span></text:p>
                <text:list>
                  <text:list-item>
                    <text:p>MTs podem ser representadas como strings finitas</text:p>
                    <text:list>
                      <text:list-item>
                        <text:p>permitindo que sejam usadas como entrada para outras MTs</text:p>
                      </text:list-item>
                    </text:list>
                  </text:list-item>
                </text:list>
              </text:list-item>
              <text:list-item>
                <text:p>P = {M | M ∈ Σ<text:span text:style-name="T22">Turing</text:span> <text:s/>e <text:s/>M aceita M}</text:p>
                <text:list>
                  <text:list-item>
                    <text:p><text:span text:style-name="T18">P</text:span> : linguagem das MT que aceitam a si mesmas</text:p>
                  </text:list-item>
                  <text:list-item>
                    <text:p><text:span text:style-name="T18">M</text:span> : uma Máquina de Turing</text:p>
                  </text:list-item>
                  <text:list-item>
                    <text:p><text:span text:style-name="T18">Σ</text:span><text:span text:style-name="T25">Turing</text:span><text:span text:style-name="T22"> </text:span>: conjunto de todas as codificações de MTs</text:p>
                  </text:list-item>
                  <text:list-item>
                    <text:p><text:span text:style-name="T18">M aceita M</text:span> : a <text:s/>MT M , ao receber sua própria codificação como entrada, <text:span text:style-name="T13">para</text:span> em um estado fi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Definições de P e ¬P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P = {M | M aceita M}</text:p>
                <text:list>
                  <text:list-item>
                    <text:p>Conjunto que contém todas as MTs que <text:span text:style-name="T7">aceitam</text:span> <text:span text:style-name="T26">sua própria codificação como entrada</text:span></text:p>
                  </text:list-item>
                </text:list>
              </text:list-item>
              <text:list-item>
                <text:p><text:span text:style-name="T27">¬</text:span>P = {M | M não aceita M}</text:p>
                <text:list>
                  <text:list-item>
                    <text:p>O complemento de P é o conjunto de todas as MT que <text:span text:style-name="T7">não aceitam</text:span> <text:span text:style-name="T26">sua própria codificação como entrada</text:span></text:p>
                  </text:list-item>
                </text:list>
              </text:list-item>
            </text:list>
          </draw:text-box>
        </draw:frame>
        <draw:frame draw:style-name="gr22" draw:text-style-name="P11" draw:layer="layout" svg:width="9.974cm" svg:height="1.237cm" svg:x="17cm" svg:y="2.5cm">
          <draw:text-box>
            <text:p text:style-name="P5"><text:span text:style-name="T28">¬</text:span> <text:s/>: <text:s/>complemento</text:p>
          </draw:text-box>
        </draw:frame>
        <draw:frame draw:style-name="gr23" draw:text-style-name="P16" draw:layer="layout" svg:width="14.25cm" svg:height="1.072cm" svg:x="1.25cm" svg:y="13.75cm">
          <draw:text-box>
            <text:p>complemento do conjunto P</text:p>
          </draw:text-box>
        </draw:frame>
        <draw:path draw:style-name="gr15" draw:text-style-name="P10" draw:layer="layout" svg:width="3.672cm" svg:height="2.123cm" draw:transform="rotate (-2.18148703206771) translate (3.35613721115592cm 10.7410067314632cm)" svg:viewBox="0 0 3673 2124" svg:d="M0 2075c2858 429 3673-2075 3673-2075">
          <text:p/>
        </draw:path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6" draw:layer="layout" svg:width="26.5cm" svg:height="2cm" svg:x="1cm" svg:y="0.5cm" presentation:class="title" presentation:user-transformed="true">
          <draw:text-box>
            <text:p>O ¬P é recursivamente enumeráve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¬P é um conjunto <text:span text:style-name="T9">recursivamente enumerável</text:span></text:p>
                <text:list>
                  <text:list-item>
                    <text:p>Isso significa que existe uma MT que pode listar todos os elementos de ¬P</text:p>
                    <text:list>
                      <text:list-item>
                        <text:p>Em outras palavras, existe uma MT que aceita uma máquina M se esta não aceita sua própria codificação</text:p>
                      </text:list-item>
                    </text:list>
                  </text:list-item>
                </text:list>
              </text:list-item>
              <text:list-item>
                <text:p>Implicação</text:p>
                <text:list>
                  <text:list-item>
                    <text:p>Se uma MT <text:s/>M <text:s/>rejeita a si mesma como entrada, isso significa que M pertence ao conjunto ¬P</text:p>
                    <text:list>
                      <text:list-item>
                        <text:p>A MT que reconhece ¬P aceitaria então M</text:p>
                      </text:list-item>
                    </text:list>
                  </text:list-item>
                  <text:list-item>
                    <text:p>O conjunto das cadeias que não são MT é facilmente aceito por uma MT</text:p>
                    <text:list>
                      <text:list-item>
                        <text:p>Significando que é relativamente simples construir uma MT que reconheça todas as cadeias de símbolos que não representam a codificação de uma MT válid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4" draw:text-style-name="P16" draw:layer="layout" svg:width="13.797cm" svg:height="1.295cm" svg:x="13.703cm" svg:y="19.705cm">
          <draw:text-box>
            <text:p><text:span text:style-name="T9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onhecer e decidi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ara alguns problemas</text:p>
                <text:list>
                  <text:list-item>
                    <text:p>conseguimos <text:span text:style-name="T7">reconhecer</text:span> soluções (verificar uma entrada)</text:p>
                  </text:list-item>
                  <text:list-item>
                    <text:p>mas não <text:span text:style-name="T7">decidir</text:span> (sempre determinar se existe solução)</text:p>
                  </text:list-item>
                </text:list>
              </text:list-item>
              <text:list-item>
                <text:p>Verificar (reconhecer)</text:p>
                <text:list>
                  <text:list-item>
                    <text:p>Uma MT pode ser programada para reconhecer soluções</text:p>
                    <text:list>
                      <text:list-item>
                        <text:p>Isso significa que, se fornecermos uma cadeia (uma solução) à MT,</text:p>
                        <text:list>
                          <text:list-item>
                            <text:p>ela pode executar seu conjunto de instruções e determinar se essa cadeia é uma solução válida para o problema</text:p>
                          </text:list-item>
                          <text:list-item>
                            <text:p>Se for, a MT aceitará essa cadeia, entrando em um estado de aceitação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16" draw:layer="layout" svg:width="11.177cm" svg:height="3.535cm" svg:x="8.847cm" svg:y="17.465cm">
          <draw:text-box>
            <text:p>chegou a um estado final, indicando que a entrada foi reconhecida como válida</text:p>
          </draw:text-box>
        </draw:frame>
        <draw:line draw:style-name="gr15" draw:text-style-name="P10" draw:layer="layout" svg:x1="9.14cm" svg:y1="17.465cm" svg:x2="7.489cm" svg:y2="16.674cm">
          <text:p/>
        </draw:line>
        <draw:frame draw:style-name="gr26" draw:text-style-name="P16" draw:layer="layout" svg:width="11.267cm" svg:height="1.072cm" svg:x="15.733cm" svg:y="8.437cm">
          <draw:text-box>
            <text:p>(decidir está no próximo slide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Reconhecer e decidir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terminar (decidir)</text:p>
                <text:list>
                  <text:list-item>
                    <text:p>Significa determinar se existe uma solução para <text:span text:style-name="T7">qualquer</text:span> entrada fornecida</text:p>
                  </text:list-item>
                </text:list>
              </text:list-item>
              <text:list-item>
                <text:p>Para alguns problemas, não há uma maneira garantida de uma MT descobrir se uma solução existe ou não</text:p>
                <text:list>
                  <text:list-item>
                    <text:p>A MT pode não <text:span text:style-name="T13">parar</text:span> nunca</text:p>
                  </text:list-item>
                  <text:list-item>
                    <text:p>Pode entrar em um ciclo infinito sem encontrar a solu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Função característica F<text:span text:style-name="T29">L</text:span></text:p>
          </draw:text-box>
        </draw:frame>
        <draw:frame presentation:style-name="pr1" draw:layer="layout" svg:width="26.871cm" svg:height="16.5cm" svg:x="0.687cm" svg:y="4cm" presentation:class="outline" presentation:user-transformed="true">
          <draw:text-box>
            <text:list text:style-name="L1">
              <text:list-item>
                <text:p text:style-name="P21"><text:span text:style-name="T30">Uma linguagem L é recursiva (decidível) se existe uma MT que sempre </text:span><text:span text:style-name="T31">para</text:span><text:span text:style-name="T30"> e responde "sim" ou "não" para qualquer entrada</text:span></text:p>
                <text:list>
                  <text:list-item>
                    <text:p text:style-name="P21"><text:span text:style-name="T32">Construção da MT: suponha que temos 2 MTs</text:span></text:p>
                    <text:list>
                      <text:list-item>
                        <text:list>
                          <text:list-item>
                            <text:p text:style-name="P21"><text:span text:style-name="T33">M₁: reconhece L (aceita cadeias de L, pode não parar nas demais)</text:span></text:p>
                          </text:list-item>
                          <text:list-item>
                            <text:p text:style-name="P21"><text:span text:style-name="T33">M₂: reconhece o complemento ¬L (aceita cadeias fora de L, pode não parar nas demai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1"><text:span text:style-name="T30">Execução em paralelo</text:span></text:p>
                <text:list>
                  <text:list-item>
                    <text:p text:style-name="P21"><text:span text:style-name="T32">Simulamos M₁ e M₂ na mesma entrada w, alternando passos entre elas</text:span></text:p>
                  </text:list-item>
                  <text:list-item>
                    <text:p text:style-name="P21"><text:span text:style-name="T32">Se M₁ aceitar w → resposta é "sim"</text:span></text:p>
                  </text:list-item>
                  <text:list-item>
                    <text:p text:style-name="P21"><text:span text:style-name="T32">Se M₂ aceitar w → resposta é "não"</text:span></text:p>
                  </text:list-item>
                  <text:list-item>
                    <text:p text:style-name="P21"><text:span text:style-name="T32">Garantimos que uma delas vai parar e aceitar, pois ambas são RE e cobrem todas as possibilidades</text:span></text:p>
                  </text:list-item>
                </text:list>
              </text:list-item>
              <text:list-item>
                <text:p text:style-name="P21"><text:span text:style-name="T30">Conclusão</text:span></text:p>
                <text:list>
                  <text:list-item>
                    <text:p text:style-name="P21"><text:span text:style-name="T32">L é recursiva ⇔ L e ¬L são RE</text:span></text:p>
                  </text:list-item>
                  <text:list-item>
                    <text:p text:style-name="P21"><text:span text:style-name="T32">Execução em paralelo é uma técnica teórica importante para mostrar decidibilidade</text:span></text:p>
                  </text:list-item>
                </text:list>
              </text:list-item>
            </text:list>
          </draw:text-box>
        </draw:frame>
        <draw:frame draw:style-name="gr27" draw:layer="layout" svg:width="17.241cm" svg:height="1.893cm" svg:x="9.965cm" svg:y="18.83cm">
          <draw:text-box>
            <text:p>RE = aceita todas as cadeias pertencentes à L, e pode não parar para cadeias fora da L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Recursividade e comple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e <text:span text:style-name="T34">L</text:span> é recursiva, então <text:span text:style-name="T35">L</text:span> também é recursiva</text:p>
                <text:list>
                  <text:list-item>
                    <text:p>Isso porque a MT que decide L pode ser adaptada para decidir <text:span text:style-name="T36">L</text:span> <text:s text:c="3"/>simplesmente invertendo suas respostas (aceitar quando L rejeita e vice-versa)</text:p>
                  </text:list-item>
                </text:list>
              </text:list-item>
              <text:list-item>
                <text:p>A execução em paralelo é essencial nesse contexto porque garante que a MT principal sempre pare,</text:p>
                <text:list>
                  <text:list-item>
                    <text:p>mesmo que uma das MTs individuais (MT para L ou <text:span text:style-name="T36">L</text:span>) não <text:span text:style-name="T13">pare</text:span> para certas entradas</text:p>
                  </text:list-item>
                </text:list>
              </text:list-item>
              <text:list-item>
                <text:p>Dessa forma, a MT principal consegue decidir L de maneira eficiente e comple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>O Problema da Parada Paradoxal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Questiona se uma MT <text:span text:style-name="T13">para</text:span> quando recebe seu próprio código como entrada : <text:s/>o problema é indecidível</text:p>
                <text:list>
                  <text:list-item>
                    <text:p>Implica que a linguagem das MTs que não se aceitam (e consequentemente, as que se aceitam) não é <text:span text:style-name="T11">recursiva</text:span></text:p>
                  </text:list-item>
                  <text:list-item>
                    <text:p>Para uma linguagem ser <text:span text:style-name="T11">recursiva</text:span>, deve existir uma MT que sempre decide (<text:span text:style-name="T13">para</text:span> e dá uma resposta) se uma cadeia pertence ou não à linguagem</text:p>
                  </text:list-item>
                </text:list>
              </text:list-item>
              <text:list-item>
                <text:p>A tentativa de criar um algoritmo para determinar se uma MT <text:span text:style-name="T13">para</text:span> com seu próprio código leva a uma contradição lógica,</text:p>
                <text:list>
                  <text:list-item>
                    <text:p>demonstrando a indecidibilidade desse problema</text:p>
                  </text:list-item>
                  <text:list-item>
                    <text:p>e a não recursividade das linguagens relacion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layer="layout" svg:width="26.5cm" svg:height="1.318cm" svg:x="1cm" svg:y="0.841cm" presentation:class="title" presentation:user-transformed="true">
          <draw:text-box>
            <text:p>Indecidi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decidibilidade e impossibilidade de detecção de comportamentos em programas</text:p>
                <text:list>
                  <text:list-item>
                    <text:p>Um problema relevante com parada de máquinas é o problema da parada <text:s/><text:span text:style-name="T7">L</text:span><text:span text:style-name="T37">Para</text:span><text:span text:style-name="T29"> </text:span><text:s/>que é a linguagem das cadeias <text:s/><text:span text:style-name="T7">M</text:span><text:span text:style-name="T38">$</text:span><text:span text:style-name="T7">d</text:span> , onde <text:s/><text:span text:style-name="T7">M</text:span> <text:s/>é uma MT , <text:s/><text:span text:style-name="T7">d</text:span> <text:s/>uma cadeia qualquer, e <text:s/><text:span text:style-name="T7">M </text:span><text:s/><text:span text:style-name="T13">para</text:span> (aceitando portanto) quando tem <text:s/><text:span text:style-name="T7">d</text:span> <text:s/>por entrada</text:p>
                  </text:list-item>
                  <text:list-item>
                    <text:p>É indecidível determinar se <text:s/><text:span text:style-name="T7">M$d</text:span> <text:s/>pertence a <text:s/><text:span text:style-name="T7">L</text:span><text:span text:style-name="T37">Para</text:span></text:p>
                    <text:list>
                      <text:list-item>
                        <text:p>Não existe um algoritmo geral que determine se uma MT <text:s/><text:span text:style-name="T7">M</text:span> <text:s/><text:span text:style-name="T13">para</text:span> para uma entrada arbitrária <text:s/><text:span text:style-name="T7">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8" draw:text-style-name="P16" draw:layer="layout" svg:width="12.572cm" svg:height="4.712cm" svg:x="14.928cm" svg:y="15.5cm">
          <draw:text-box>
            <text:p><text:span text:style-name="T38">$</text:span> = símbolo separador</text:p>
            <text:p>M = MT <text:s/>M</text:p>
            <text:p>d = entrada</text:p>
            <text:p>É uma notação que indica uma máquina de Turing específica (M) e os dados (d) que ela processará</text:p>
          </draw:text-box>
        </draw:frame>
        <draw:frame draw:style-name="gr29" draw:text-style-name="P16" draw:layer="layout" svg:width="13.618cm" svg:height="4.356cm" svg:x="0.632cm" svg:y="15.5cm">
          <draw:text-box>
            <text:p>L<text:span text:style-name="T29">Para</text:span> é um conjunto (ou linguagem) que contém todas as possíveis combinações de uma MT e uma entrada <text:span text:style-name="T7">d</text:span> para a qual essa MT <text:span text:style-name="T13">para</text:span></text:p>
          </draw:text-box>
        </draw:frame>
        <draw:path draw:style-name="gr15" draw:text-style-name="P10" draw:layer="layout" svg:width="6.184cm" svg:height="5.107cm" draw:transform="rotate (-1.37584304934713) translate (5.603cm 8.443cm)" svg:viewBox="0 0 6185 5108" svg:d="M0 0c6227 0 6185 5108 6185 5108">
          <text:p/>
        </draw:path>
        <draw:line draw:style-name="gr15" draw:text-style-name="P10" draw:layer="layout" svg:x1="16.381cm" svg:y1="14.707cm" svg:x2="16.381cm" svg:y2="14.668cm">
          <text:p/>
        </draw:line>
        <draw:line draw:style-name="gr15" draw:text-style-name="P10" draw:layer="layout" svg:x1="19.065cm" svg:y1="8.264cm" svg:x2="15.585cm" svg:y2="15.5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7" draw:layer="layout" svg:width="26.5cm" svg:height="1.318cm" svg:x="1cm" svg:y="0.841cm" presentation:class="title" presentation:user-transformed="true">
          <draw:text-box>
            <text:p>Teorema de Rice</text:p>
          </draw:text-box>
        </draw:frame>
        <draw:frame presentation:style-name="pr5" draw:layer="layout" svg:width="26cm" svg:height="16cm" svg:x="1cm" svg:y="4cm" presentation:class="outline" presentation:user-transformed="true">
          <draw:text-box>
            <text:list text:style-name="L1">
              <text:list-item>
                <text:p>Demonstra que não é possível criar um algoritmo geral para verificar se uma MT aceita uma <text:span text:style-name="T9">propriedade</text:span><text:span text:style-name="T7"> não </text:span><text:span text:style-name="T9">trivial</text:span></text:p>
                <text:list>
                  <text:list-item>
                    <text:p><text:span text:style-name="T9">O</text:span> que implica que diversos problemas relacionados ao comportamento das MTs são indecidíveis</text:p>
                  </text:list-item>
                </text:list>
              </text:list-item>
              <text:list-item>
                <text:p><text:span text:style-name="T39">Propriedades</text:span><text:span text:style-name="T40"> </text:span><text:span text:style-name="T41">não</text:span><text:span text:style-name="T40"> </text:span><text:span text:style-name="T39">triviais</text:span> são características de cadeias sobre um alfabeto que não são universais (satisfeitas por todas as cadeias) nem impossíveis (não satisfeitas por nenhuma cadeia)</text:p>
                <text:list>
                  <text:list-item>
                    <text:list>
                      <text:list-item>
                        <text:p>Elas se aplicam a algumas cadeias, mas não a todas</text:p>
                        <text:list>
                          <text:list-item>
                            <text:p>Exemplos incluem <text:span text:style-name="T42">ter comprimento par</text:span>, <text:span text:style-name="T15">ser balanceada</text:span>, ou <text:span text:style-name="T16">começar e terminar com símbolos específico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9">Propriedades triviais</text:span> são aquelas que são satisfeitas por todas as cadeias (como a linguagem Σ<text:span text:style-name="T43">*</text:span>) ou por nenhuma cadeia (como a linguagem vazia ∅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9" draw:layer="layout" svg:width="26.5cm" svg:height="2.635cm" svg:x="1cm" svg:y="0.183cm" presentation:class="title" presentation:user-transformed="true">
          <draw:text-box>
            <text:p>GI e linguagens RE</text:p>
          </draw:text-box>
        </draw:frame>
        <draw:frame presentation:style-name="pr10" draw:layer="layout" svg:width="26cm" svg:height="16cm" svg:x="1cm" svg:y="4cm" presentation:class="outline" presentation:user-transformed="true">
          <draw:text-box>
            <text:list text:style-name="L1">
              <text:list-item>
                <text:p>Gramáticas Irrestritas (GI) geram exatamente as linguagens recursivamente enumeráveis (RE)</text:p>
              </text:list-item>
              <text:list-item>
                <text:p>Uma máquina de Turing (MT) pode simular as derivações de uma GI, aceitando uma cadeia se ela for gerada pela gramática</text:p>
              </text:list-item>
              <text:list-item>
                <text:p>Essa simulação demonstra a equivalência entre GI e linguagens RE</text:p>
              </text:list-item>
            </text:list>
          </draw:text-box>
        </draw:frame>
        <draw:frame draw:style-name="gr30" draw:text-style-name="P16" draw:layer="layout" svg:width="13.297cm" svg:height="1.391cm" svg:x="13.703cm" svg:y="19.262cm">
          <draw:text-box>
            <text:p><text:span text:style-name="T9">RE</text:span> = semidecidível, pode não parar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 text:style-name="P9">GI e linguagens 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MT aceita uma cadeia se, e somente se, ela puder ser derivada pela gramática,</text:p>
                <text:list>
                  <text:list-item>
                    <text:p>caso contrário a MT entra em um laço infinito</text:p>
                  </text:list-item>
                </text:list>
              </text:list-item>
              <text:list-item>
                <text:p>Essa característica define as linguagens recursivamente enumeráveis:</text:p>
                <text:list>
                  <text:list-item>
                    <text:p>uma linguagem é RE se existe uma MT que a aceita dessa 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9" draw:layer="layout" svg:width="26.5cm" svg:height="2.635cm" svg:x="1cm" svg:y="0.183cm" presentation:class="title" presentation:user-transformed="true">
          <draw:text-box>
            <text:p>GI e MTs equivalentes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A recíproca também é verdadeira:</text:p>
                <text:list>
                  <text:list-item>
                    <text:p>dada uma MT, podemos construir uma GI que gera exatamente as cadeias aceitas pela MT</text:p>
                  </text:list-item>
                </text:list>
              </text:list-item>
              <text:list-item>
                <text:p>A ideia é simular as configurações da MT usando as regras da GI</text:p>
              </text:list-item>
              <text:list-item>
                <text:p>Codificamos as configurações como cadeias <text:span text:style-name="T42">α</text:span><text:span text:style-name="T44">Q</text:span><text:span text:style-name="T45">β</text:span>, onde:</text:p>
                <text:list>
                  <text:list-item>
                    <text:p><text:span text:style-name="T42">α</text:span> é a parte da fita à esquerda da cabeça de leitura/escrita</text:p>
                  </text:list-item>
                  <text:list-item>
                    <text:p><text:span text:style-name="T44">Q</text:span> é o estado atual da MT</text:p>
                  </text:list-item>
                  <text:list-item>
                    <text:p><text:span text:style-name="T45">β</text:span> é a parte da fita à direita da cabeça de leitura/escrita (incluindo o símbolo sob a cabeça)</text:p>
                  </text:list-item>
                </text:list>
              </text:list-item>
            </text:list>
          </draw:text-box>
        </draw:frame>
        <draw:frame draw:style-name="gr31" draw:text-style-name="P16" draw:layer="layout" svg:width="4.126cm" svg:height="1.098cm" svg:x="11.569cm" svg:y="19.402cm">
          <draw:text-box>
            <text:p>(continua)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4" draw:layer="layout" svg:width="24.5cm" svg:height="2cm" svg:x="1cm" svg:y="0.5cm" presentation:class="title">
          <draw:text-box>
            <text:p text:style-name="P9">GI e MT</text:p>
          </draw:text-box>
        </draw:frame>
        <draw:frame presentation:style-name="pr10" draw:layer="layout" svg:width="26cm" svg:height="16.5cm" svg:x="1cm" svg:y="4cm" presentation:class="outline">
          <draw:text-box>
            <text:list text:style-name="L1">
              <text:list-item>
                <text:p>Para simular as transições da MT, a GI possui regras da forma Qσ → σ′Q′, correspondendo às quíntuplas de transição da MT〈Q, σ, Q′, σ′, →〉</text:p>
              </text:list-item>
              <text:list-item>
                <text:p>A configuração inicial é gerada por regras que produzem cadeias da forma α<text:span text:style-name="T38">$</text:span>Q<text:span text:style-name="T29">0</text:span>α, onde α é qualquer cadeia do alfabeto da MT e Q<text:span text:style-name="T29">0</text:span> é o estado inicial</text:p>
              </text:list-item>
              <text:list-item>
                <text:p>Assim, a GI gera uma cadeia se, e somente se, a MT pode alcançar a configuração correspondent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4" draw:layer="layout" svg:width="26.5cm" svg:height="2cm" svg:x="1cm" svg:y="0.5cm" presentation:class="title" presentation:user-transformed="true">
          <draw:text-box>
            <text:p>GI e MT</text:p>
          </draw:text-box>
        </draw:frame>
        <draw:frame presentation:style-name="pr5" draw:layer="layout" svg:width="26cm" svg:height="16.5cm" svg:x="1cm" svg:y="4cm" presentation:class="outline">
          <draw:text-box>
            <text:list text:style-name="L1">
              <text:list-item>
                <text:p>A gramática simula a aceitação da MT através de regras como Q<text:span text:style-name="T22">f</text:span>σ → Q<text:span text:style-name="T22">f</text:span> , <text:s/>σQ<text:span text:style-name="T22">f</text:span> → Q<text:span text:style-name="T22">f</text:span> <text:s text:c="2"/>e <text:s/><text:span text:style-name="T38">$</text:span>Q<text:span text:style-name="T22">f</text:span> → ε , garantindo que a derivação termina quando a MT alcança um estado final</text:p>
              </text:list-item>
              <text:list-item>
                <text:p>Assim, uma cadeia é gerada pela GI se, e somente se, a MT a aceita</text:p>
              </text:list-item>
              <text:list-item>
                <text:p>Essa correspondência biunívoca demonstra a equivalência entre MTs e GIs</text:p>
                <text:list>
                  <text:list-item>
                    <text:p>Para toda gramática irrestrita G, existe uma MT M tal que <text:line-break/>L(M) = L(G)</text:p>
                  </text:list-item>
                  <text:list-item>
                    <text:p>Para toda MT M, existe uma gramática irrestrita G tal que <text:line-break/>L(M) = L(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4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4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4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4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4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14</text:page-number></text:span><text:span text:style-name="MT2">/</text:span><text:span text:style-name="MT2"><text:page-count>31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5-28T16:44:48.345639423</dc:date>
    <meta:editing-duration>P2DT17H32M22S</meta:editing-duration>
    <meta:editing-cycles>339</meta:editing-cycles>
    <meta:generator>LibreOffice/25.2.3.2$Linux_X86_64 LibreOffice_project/520$Build-2</meta:generator>
    <meta:print-date>2025-05-24T16:59:35.429978722</meta:print-date>
    <meta:printed-by>PDF files</meta:printed-by>
    <dc:creator>Eduardo Furlan Miranda</dc:creator>
    <meta:document-statistic meta:object-count="186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